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05cm" fo:margin-left="-0.053cm" table:align="left" style:shadow="none" style:writing-mode="lr-tb"/>
    </style:style>
    <style:style style:name="Tabelle1.A" style:family="table-column">
      <style:table-column-properties style:column-width="1.252cm"/>
    </style:style>
    <style:style style:name="Tabelle1.B" style:family="table-column">
      <style:table-column-properties style:column-width="1.199cm"/>
    </style:style>
    <style:style style:name="Tabelle1.D" style:family="table-column">
      <style:table-column-properties style:column-width="0.6cm"/>
    </style:style>
    <style:style style:name="Tabelle1.1" style:family="table-row">
      <style:table-row-properties style:min-row-height="0.453cm" style:keep-together="true" fo:keep-together="auto"/>
    </style:style>
    <style:style style:name="Tabelle1.A1" style:family="table-cell" style:data-style-name="N0">
      <style:table-cell-properties style:vertical-align="bottom" fo:background-color="transparent" fo:padding-left="0.049cm" fo:padding-right="0.049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style:vertical-align="bottom" fo:background-color="transparent" fo:padding-left="0.049cm" fo:padding-right="0.049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bottom" fo:background-color="transparent" fo:padding-left="0.049cm" fo:padding-right="0.049cm" fo:padding-top="0cm" fo:padding-bottom="0cm" fo:border="0.002cm solid #000000">
        <style:background-image/>
      </style:table-cell-properties>
    </style:style>
    <style:style style:name="Tabelle1.A2" style:family="table-cell">
      <style:table-cell-properties style:vertical-align="bottom" fo:background-color="transparent" fo:padding-left="0.049cm" fo:padding-right="0.049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bottom" fo:background-color="transparent" fo:padding-left="0.049cm" fo:padding-right="0.049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le1.3" style:family="table-row">
      <style:table-row-properties style:keep-together="true" fo:keep-together="auto"/>
    </style:style>
    <style:style style:name="Tabelle1.A3.2.1" style:family="table-cell" style:data-style-name="N0">
      <style:table-cell-properties style:vertical-align="bottom" fo:background-color="transparent" fo:padding-left="0.049cm" fo:padding-right="0.049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1.D3" style:family="table-cell">
      <style:table-cell-properties style:vertical-align="middle" fo:background-color="transparent" fo:padding-left="0.049cm" fo:padding-right="0.049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1.G3" style:family="table-cell" style:data-style-name="N0">
      <style:table-cell-properties style:vertical-align="middle" fo:background-color="transparent" fo:padding-left="0.049cm" fo:padding-right="0.049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le1.F10" style:family="table-cell" style:data-style-name="N0">
      <style:table-cell-properties style:vertical-align="bottom" fo:background-color="transparent" fo:padding-left="0.049cm" fo:padding-right="0.049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background-color="#e6e6e6">
        <style:background-image/>
      </style:paragraph-properties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ize="16pt" style:text-underline-style="solid" style:text-underline-width="auto" style:text-underline-color="font-color" fo:font-weight="bold" style:font-name-asian="Arial2" style:font-size-asian="16pt" style:font-weight-asian="bold" style:font-name-complex="Arial2" style:font-size-complex="16pt" style:font-weight-complex="bold"/>
    </style:style>
    <style:style style:name="P4" style:family="paragraph" style:parent-style-name="Text_20_body">
      <style:text-properties style:font-name="Times New Roman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P5" style:family="paragraph" style:parent-style-name="Text_20_body">
      <style:text-properties style:font-name="Times New Roman" fo:font-size="12pt" style:font-name-asian="Arial2" style:font-size-asian="12pt" style:font-name-complex="Arial2" style:font-size-complex="12pt"/>
    </style:style>
    <style:style style:name="P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Text_20_body">
      <style:text-properties style:font-name="Times New Roman" style:font-name-asian="Arial2" style:font-name-complex="Arial2"/>
    </style:style>
    <style:style style:name="P8" style:family="paragraph" style:parent-style-name="Text_20_body"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letter-kerning="true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Text_20_body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text-properties style:use-window-font-color="true" style:text-outline="false" style:text-line-through-style="none" style:font-name="Times New Roman" fo:font-style="normal" fo:text-shadow="none" style:text-underline-style="solid" style:text-underline-width="auto" style:text-underline-color="font-color" fo:font-weight="bold" style:letter-kerning="true" style:font-name-asian="Arial2" style:font-style-asian="normal" style:font-weight-asian="bold" style:font-name-complex="Arial2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 style:list-style-name="">
      <style:paragraph-properties fo:text-align="center" style:justify-single-word="false" style:text-autospace="none"/>
    </style:style>
    <style:style style:name="P13" style:family="paragraph" style:parent-style-name="Text_20_body" style:list-style-name="L1">
      <style:text-properties style:font-name="Times New Roman"/>
    </style:style>
    <style:style style:name="P14" style:family="paragraph" style:parent-style-name="Text_20_body" style:list-style-name="L2">
      <style:text-properties style:font-name="Times New Roman"/>
    </style:style>
    <style:style style:name="P15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3">
      <style:text-properties style:font-name="Times New Roman"/>
    </style:style>
    <style:style style:name="P17" style:family="paragraph" style:parent-style-name="Text_20_body" style:list-style-name="L4">
      <style:text-properties style:font-name="Times New Roman"/>
    </style:style>
    <style:style style:name="P18" style:family="paragraph" style:parent-style-name="Text_20_body" style:list-style-name="L4">
      <style:text-properties style:font-name="Times New Roman" style:font-name-asian="Arial2" style:font-name-complex="Arial2"/>
    </style:style>
    <style:style style:name="P19" style:family="paragraph" style:parent-style-name="Text_20_body" style:list-style-name="L5">
      <style:text-properties style:font-name="Times New Roman"/>
    </style:style>
    <style:style style:name="P20" style:family="paragraph" style:parent-style-name="Text_20_body" style:list-style-name="L6">
      <style:text-properties style:font-name="Times New Roman"/>
    </style:style>
    <style:style style:name="P21" style:family="paragraph" style:parent-style-name="Text_20_body" style:list-style-name="L7">
      <style:text-properties style:font-name="Times New Roman"/>
    </style:style>
    <style:style style:name="P22" style:family="paragraph" style:parent-style-name="Text_20_body" style:list-style-name="L8">
      <style:text-properties style:font-name="Times New Roman"/>
    </style:style>
    <style:style style:name="P23" style:family="paragraph" style:parent-style-name="Text_20_body" style:list-style-name="L9">
      <style:text-properties style:font-name="Times New Roman"/>
    </style:style>
    <style:style style:name="P24" style:family="paragraph" style:parent-style-name="Text_20_body" style:list-style-name="L10">
      <style:text-properties style:font-name="Times New Roman" style:text-underline-style="solid" style:text-underline-width="auto" style:text-underline-color="font-color"/>
    </style:style>
    <style:style style:name="P25" style:family="paragraph" style:parent-style-name="Text_20_body" style:list-style-name="L10">
      <style:text-properties style:font-name="Times New Roman"/>
    </style:style>
    <style:style style:name="P26" style:family="paragraph" style:parent-style-name="Text_20_body" style:list-style-name="L11">
      <style:text-properties style:font-name="Times New Roman"/>
    </style:style>
    <style:style style:name="P27" style:family="paragraph" style:parent-style-name="Text_20_body" style:list-style-name="L12">
      <style:text-properties style:font-name="Times New Roman"/>
    </style:style>
    <style:style style:name="P28" style:family="paragraph" style:parent-style-name="Text_20_body" style:list-style-name="L13">
      <style:text-properties style:font-name="Times New Roman"/>
    </style:style>
    <style:style style:name="P29" style:family="paragraph" style:parent-style-name="Text_20_body" style:list-style-name="L14">
      <style:text-properties style:font-name="Times New Roman"/>
    </style:style>
    <style:style style:name="P30" style:family="paragraph" style:parent-style-name="Text_20_body" style:list-style-name="L15">
      <style:text-properties style:font-name="Times New Roman"/>
    </style:style>
    <style:style style:name="T1" style:family="text">
      <style:text-properties style:font-name-asian="Arial2" style:font-name-complex="Arial2"/>
    </style:style>
    <style:style style:name="T2" style:family="text">
      <style:text-properties style:font-name-asian="Arial1" style:font-name-complex="Arial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Arial2" style:font-style-asian="italic" style:font-weight-asian="normal" style:font-name-complex="Arial2" style:font-style-complex="italic" style:font-weight-complex="normal" style:text-emphasize="none" style:text-overline-style="none" style:text-overline-color="font-color"/>
    </style:style>
    <style:style style:name="T10" style:family="text">
      <style:text-properties fo:color="#0000ff" style:text-outline="false" style:text-line-through-style="none" style:font-name="Times New Roman" fo:font-style="normal" fo:text-shadow="none" style:text-underline-style="solid" style:text-underline-width="auto" style:text-underline-color="font-color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vertical-pos="from-top" style:horizontal-pos="center" style:horizontal-rel="paragraph" fo:padding="0cm" fo:border="0.002cm solid #000000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 wichtigsten Befehle zum Programmieren des TI-84 Plus</text:p>
      <text:p text:style-name="P4">1.) Der Disp-Befehl</text:p>
      <text:list xml:id="list2840058345142355808" text:style-name="L1">
        <text:list-item>
          <text:p text:style-name="P13"><text:span text:style-name="T1">PRGM→</text:span><text:span text:style-name="T2">►</text:span><text:span text:style-name="T1">→3</text:span></text:p>
        </text:list-item>
        <text:list-item>
          <text:p text:style-name="P13">:Disp <text:span text:style-name="T3">Ausdruck/ String</text:span></text:p>
        </text:list-item>
        <text:list-item>
          <text:p text:style-name="P13">zeigt den <text:span text:style-name="T5">Wert</text:span> des dahinterstehenden Ausdrucks oder einen String an.</text:p>
        </text:list-item>
        <text:list-item>
          <text:p text:style-name="P13">Um einen Ausdruck von einem String zu unterscheiden, schreibt man einen String in <text:span text:style-name="T5">Anführungszeichen.</text:span></text:p>
        </text:list-item>
      </text:list>
      <text:p text:style-name="P4"/>
      <text:p text:style-name="P4">2.) Der Prompt-Befehl</text:p>
      <text:list xml:id="list8526335505772478331" text:style-name="L2">
        <text:list-item>
          <text:p text:style-name="P14"><text:span text:style-name="T7">PRGM→</text:span><text:span text:style-name="T8">►</text:span><text:span text:style-name="T7">→2</text:span></text:p>
        </text:list-item>
        <text:list-item>
          <text:p text:style-name="P15">:Prompt <text:span text:style-name="T3">Variable(n) [durch ein , abgetrennt]</text:span></text:p>
        </text:list-item>
        <text:list-item>
          <text:p text:style-name="P15">fragt die Werte der dahinterstehenden Variable(n) ab.</text:p>
        </text:list-item>
      </text:list>
      <text:p text:style-name="P5"/>
      <text:p text:style-name="P6">3.) Der Lbl-Befehl</text:p>
      <text:list xml:id="list759821263015299569" text:style-name="L3">
        <text:list-item>
          <text:p text:style-name="P16">PRGM→9</text:p>
        </text:list-item>
        <text:list-item>
          <text:p text:style-name="P16"><text:span text:style-name="T1">:Lbl </text:span><text:span text:style-name="T3">Name der Marke</text:span></text:p>
        </text:list-item>
        <text:list-item>
          <text:p text:style-name="P16">definiert eine Marke.</text:p>
        </text:list-item>
      </text:list>
      <text:p text:style-name="P7"/>
      <text:p text:style-name="P4">4.) Der Goto-Befehl</text:p>
      <text:list xml:id="list4679813204121697537" text:style-name="L4">
        <text:list-item>
          <text:p text:style-name="P17">PRGM→0</text:p>
        </text:list-item>
        <text:list-item>
          <text:p text:style-name="P17"><text:span text:style-name="T1">:Goto </text:span><text:span text:style-name="T3">Name der Marke</text:span></text:p>
        </text:list-item>
        <text:list-item>
          <text:p text:style-name="P17"><text:span text:style-name="T1">l</text:span>ässt das Programm an der <text:span text:style-name="T3">Marke</text:span> weiterlaufen.</text:p>
        </text:list-item>
        <text:list-item>
          <text:p text:style-name="P18"/>
        </text:list-item>
      </text:list>
      <text:p text:style-name="P4">5.) Der Repeat-Befehl</text:p>
      <text:list xml:id="list6623883773813209800" text:style-name="L5">
        <text:list-item>
          <text:p text:style-name="P19">PRGM→6</text:p>
        </text:list-item>
        <text:list-item>
          <text:p text:style-name="P19"><text:span text:style-name="T1">:Repeat </text:span><text:span text:style-name="T3">Bedingung</text:span></text:p>
          <text:p text:style-name="P19"><text:span text:style-name="T1">: </text:span><text:span text:style-name="T3">Befehlsgruppe</text:span></text:p>
          <text:p text:style-name="P19">: End</text:p>
        </text:list-item>
        <text:list-item>
          <text:p text:style-name="P19"><text:span text:style-name="T1">überprüft nach jedem Ausführen der </text:span>Befehlsgruppe (also an der Stelle des End- Befehls), ob die Bedingung wahr ist. Die Befehlsgruppe wird solange wiederholt bis die Bedingung erfüllt ist.</text:p>
        </text:list-item>
      </text:list>
      <text:p text:style-name="P7"/>
      <text:p text:style-name="P4">6.) Der ClrHome-Befehl</text:p>
      <text:list xml:id="list8123837437030184068" text:style-name="L6">
        <text:list-item>
          <text:p text:style-name="P20"><text:span text:style-name="T1">PRGM→</text:span><text:span text:style-name="T2">►</text:span><text:span text:style-name="T1">8</text:span></text:p>
        </text:list-item>
        <text:list-item>
          <text:p text:style-name="P20">löscht den Hauptbildschirm.</text:p>
        </text:list-item>
      </text:list>
      <text:p text:style-name="P8"><text:soft-page-break/>7.) Der Output-Befehl</text:p>
      <text:list xml:id="list8038282112208234944" text:style-name="L7">
        <text:list-item>
          <text:p text:style-name="P21"><text:span text:style-name="T1">PRGM→</text:span><text:span text:style-name="T2">►</text:span><text:span text:style-name="T1">6</text:span></text:p>
        </text:list-item>
        <text:list-item>
          <text:p text:style-name="P21">Output(<text:span text:style-name="T3">Zeile</text:span>,<text:span text:style-name="T3">Spalte</text:span>,<text:span text:style-name="T3">String/Ausdruck/Wert</text:span>)</text:p>
        </text:list-item>
        <text:list-item>
          <text:p text:style-name="P21">zeigt einen Text/ Wert an, der in der angegebenen Zeile(1-8) und Spalte(1-16) beginnt.</text:p>
        </text:list-item>
      </text:list>
      <text:p text:style-name="P10"/>
      <text:p text:style-name="P11">8.) Der Pause-Befehl</text:p>
      <text:list xml:id="list1457773523605286308" text:style-name="L8">
        <text:list-item>
          <text:p text:style-name="P22">PRGM→8</text:p>
        </text:list-item>
        <text:list-item>
          <text:p text:style-name="P22"><text:span text:style-name="T1">hält das Programm so lange an, bis ENTER </text:span>gedrückt wird.</text:p>
        </text:list-item>
      </text:list>
      <text:p text:style-name="P9"/>
      <text:p text:style-name="P8">9.) Der Menu-Befehl</text:p>
      <text:list xml:id="list5793928060415760388" text:style-name="L9">
        <text:list-item>
          <text:p text:style-name="P23">PRGM→ALPHA→[C]</text:p>
        </text:list-item>
        <text:list-item>
          <text:p text:style-name="P23"><text:span text:style-name="T1">Menu(„</text:span><text:span text:style-name="T3">Name des Menüs“</text:span>,„<text:span text:style-name="T3">Option1“</text:span>,<text:span text:style-name="T3">„Marke1“</text:span>,<text:span text:style-name="T3">„Option2“</text:span>,<text:span text:style-name="T3">„Marke2“</text:span>,<text:span text:style-name="T3">...</text:span>)</text:p>
        </text:list-item>
        <text:list-item>
          <text:p text:style-name="P23"><text:span text:style-name="T1">öffnet ein Menü, das die angegebenen Optionen </text:span>anzeigt. Sobald eine Option ausgewählt wurde, geht das Programm an der dazugehörigen Marke weiter.</text:p>
        </text:list-item>
      </text:list>
      <text:p text:style-name="P10"/>
      <text:p text:style-name="P11">10.) Benutzen von Unterprogrammen</text:p>
      <text:list xml:id="list3760016592068274025" text:style-name="L10">
        <text:list-item>
          <text:p text:style-name="P24">1.Möglichkeit:</text:p>
          <text:p text:style-name="P25"><text:span text:style-name="T1">- PRGM→</text:span><text:span text:style-name="T2">◄</text:span></text:p>
          <text:p text:style-name="P25">- Programm auswählen</text:p>
        </text:list-item>
        <text:list-item>
          <text:p text:style-name="P24">2.Möglichkeit:</text:p>
          <text:p text:style-name="P25">- PRGM→ALPHA→[D]</text:p>
        </text:list-item>
        <text:list-item>
          <text:p text:style-name="P25">-prgm <text:span text:style-name="T3">Programmname</text:span></text:p>
        </text:list-item>
      </text:list>
      <text:p text:style-name="P11"/>
      <text:p text:style-name="P11">11.) Der GetKey-Befehl</text:p>
      <text:list xml:id="list2254646602968767157" text:style-name="L11">
        <text:list-item>
          <text:p text:style-name="P26"><text:span text:style-name="T1">PRGM→</text:span><text:span text:style-name="T2">►</text:span><text:span text:style-name="T1">7</text:span></text:p>
        </text:list-item>
        <text:list-item>
          <text:p text:style-name="P26"><text:span text:style-name="T1">liefert den Wert der momentan gedrückten </text:span>Taste. Wird keine Taste gedrückt, ist dieser 0.</text:p>
        </text:list-item>
      </text:list>
      <text:p text:style-name="P10"><text:s text:c="11"/><draw:frame draw:style-name="fr1" draw:name="Rahmen1" text:anchor-type="as-char" svg:y="-3.163cm" svg:width="5.9cm" draw:z-index="0"><draw:text-box fo:min-height="5.38cm"><table:table table:name="Tabelle1" table:style-name="Tabelle1"><table:table-column table:style-name="Tabelle1.A"/><table:table-column table:style-name="Tabelle1.B" table:number-columns-repeated="2"/><table:table-column table:style-name="Tabelle1.D" table:number-columns-repeated="4"/><table:table-row table:style-name="Tabelle1.1"><table:table-cell table:style-name="Tabelle1.A1" office:value-type="float" office:value="11"><text:p text:style-name="P12">11</text:p></table:table-cell><table:table-cell table:style-name="Tabelle1.B1" office:value-type="string"><text:p text:style-name="P12">12</text:p></table:table-cell><table:table-cell table:style-name="Tabelle1.B1" office:value-type="string"><text:p text:style-name="P12">13</text:p></table:table-cell><table:table-cell table:style-name="Tabelle1.B1" table:number-columns-spanned="2" office:value-type="string"><text:p text:style-name="P12">14</text:p></table:table-cell><table:covered-table-cell/><table:table-cell table:style-name="Tabelle1.F1" table:number-columns-spanned="2" office:value-type="string"><text:p text:style-name="P12">15</text:p></table:table-cell><table:covered-table-cell/></table:table-row><table:table-row table:style-name="Tabelle1.1"><table:table-cell table:style-name="Tabelle1.A2" office:value-type="string"><text:p text:style-name="P12"/></table:table-cell><table:table-cell table:style-name="Tabelle1.A2" office:value-type="string"><text:p text:style-name="P12"/></table:table-cell><table:table-cell table:style-name="Tabelle1.A2" office:value-type="string"><text:p text:style-name="P12"/></table:table-cell><table:table-cell table:style-name="Tabelle1.A2" table:number-columns-spanned="2" office:value-type="string"><text:p text:style-name="P12"/></table:table-cell><table:covered-table-cell/><table:table-cell table:style-name="Tabelle1.F2" table:number-columns-spanned="2" office:value-type="string"><text:p text:style-name="P12"/></table:table-cell><table:covered-table-cell/></table:table-row><table:table-row table:style-name="Tabelle1.3"><table:table-cell table:number-columns-spanned="3"><table:table table:is-sub-table="true"><table:table-column table:style-name="Tabelle1.A"/><table:table-column table:style-name="Tabelle1.B" table:number-columns-repeated="2"/><table:table-row table:style-name="Tabelle1.1"><table:table-cell table:style-name="Tabelle1.A2" office:value-type="string"><text:p text:style-name="P12">21</text:p></table:table-cell><table:table-cell table:style-name="Tabelle1.A3.2.1" office:value-type="float" office:value="22"><text:p text:style-name="P12">22</text:p></table:table-cell><table:table-cell table:style-name="Tabelle1.A2" office:value-type="string"><text:p text:style-name="P12">23</text:p></table:table-cell></table:table-row><table:table-row table:style-name="Tabelle1.1"><table:table-cell table:style-name="Tabelle1.A2" office:value-type="string"><text:p text:style-name="P12">31</text:p></table:table-cell><table:table-cell table:style-name="Tabelle1.A2" office:value-type="string"><text:p text:style-name="P12">32</text:p></table:table-cell><table:table-cell table:style-name="Tabelle1.A2" office:value-type="string"><text:p text:style-name="P12">33</text:p></table:table-cell></table:table-row></table:table></table:table-cell><table:covered-table-cell/><table:covered-table-cell/><table:table-cell table:style-name="Tabelle1.D3" office:value-type="string"><text:p text:style-name="P12">24</text:p></table:table-cell><table:table-cell table:number-columns-spanned="2"><table:table table:is-sub-table="true"><table:table-column table:style-name="Tabelle1.B"/><table:table-row table:style-name="Tabelle1.3"><table:table-cell table:style-name="Tabelle1.A2" office:value-type="string"><text:p text:style-name="P12">25</text:p></table:table-cell></table:table-row><table:table-row table:style-name="Tabelle1.3"><table:table-cell table:style-name="Tabelle1.A3.2.1" office:value-type="float" office:value="34"><text:p text:style-name="P12">34</text:p></table:table-cell></table:table-row></table:table></table:table-cell><table:covered-table-cell/><table:table-cell table:style-name="Tabelle1.G3" office:value-type="float" office:value="26"><text:p text:style-name="P12">26</text:p></table:table-cell></table:table-row><table:table-row table:style-name="Tabelle1.1"><table:table-cell table:style-name="Tabelle1.A2" office:value-type="string"><text:p text:style-name="P12">41</text:p></table:table-cell><table:table-cell table:style-name="Tabelle1.A2" office:value-type="string"><text:p text:style-name="P12">42</text:p></table:table-cell><table:table-cell table:style-name="Tabelle1.A2" office:value-type="string"><text:p text:style-name="P12">43</text:p></table:table-cell><table:table-cell table:style-name="Tabelle1.A2" table:number-columns-spanned="2" office:value-type="string"><text:p text:style-name="P12">44</text:p></table:table-cell><table:covered-table-cell/><table:table-cell table:style-name="Tabelle1.F2" table:number-columns-spanned="2" office:value-type="string"><text:p text:style-name="P12">45</text:p></table:table-cell><table:covered-table-cell/></table:table-row><table:table-row table:style-name="Tabelle1.1"><table:table-cell table:style-name="Tabelle1.A2" office:value-type="string"><text:p text:style-name="P12">51</text:p></table:table-cell><table:table-cell table:style-name="Tabelle1.A2" office:value-type="string"><text:p text:style-name="P12">52</text:p></table:table-cell><table:table-cell table:style-name="Tabelle1.A2" office:value-type="string"><text:p text:style-name="P12">53</text:p></table:table-cell><table:table-cell table:style-name="Tabelle1.A2" table:number-columns-spanned="2" office:value-type="string"><text:p text:style-name="P12">54</text:p></table:table-cell><table:covered-table-cell/><table:table-cell table:style-name="Tabelle1.F2" table:number-columns-spanned="2" office:value-type="string"><text:p text:style-name="P12">55</text:p></table:table-cell><table:covered-table-cell/></table:table-row><table:table-row table:style-name="Tabelle1.1"><table:table-cell table:style-name="Tabelle1.A2" office:value-type="string"><text:p text:style-name="P12">61</text:p></table:table-cell><table:table-cell table:style-name="Tabelle1.A2" office:value-type="string"><text:p text:style-name="P12">62</text:p></table:table-cell><table:table-cell table:style-name="Tabelle1.A2" office:value-type="string"><text:p text:style-name="P12">63</text:p></table:table-cell><table:table-cell table:style-name="Tabelle1.A2" table:number-columns-spanned="2" office:value-type="string"><text:p text:style-name="P12">64</text:p></table:table-cell><table:covered-table-cell/><table:table-cell table:style-name="Tabelle1.F2" table:number-columns-spanned="2" office:value-type="string"><text:p text:style-name="P12">65</text:p></table:table-cell><table:covered-table-cell/></table:table-row><table:table-row table:style-name="Tabelle1.1"><table:table-cell table:style-name="Tabelle1.A2" office:value-type="string"><text:p text:style-name="P12">71</text:p></table:table-cell><table:table-cell table:style-name="Tabelle1.A2" office:value-type="string"><text:p text:style-name="P12">72</text:p></table:table-cell><table:table-cell table:style-name="Tabelle1.A2" office:value-type="string"><text:p text:style-name="P12">73</text:p></table:table-cell><table:table-cell table:style-name="Tabelle1.A2" table:number-columns-spanned="2" office:value-type="string"><text:p text:style-name="P12">74</text:p></table:table-cell><table:covered-table-cell/><table:table-cell table:style-name="Tabelle1.F2" table:number-columns-spanned="2" office:value-type="string"><text:p text:style-name="P12">75</text:p></table:table-cell><table:covered-table-cell/></table:table-row><table:table-row table:style-name="Tabelle1.1"><table:table-cell table:style-name="Tabelle1.A2" office:value-type="string"><text:p text:style-name="P12">81</text:p></table:table-cell><table:table-cell table:style-name="Tabelle1.A2" office:value-type="string"><text:p text:style-name="P12">82</text:p></table:table-cell><table:table-cell table:style-name="Tabelle1.A2" office:value-type="string"><text:p text:style-name="P12">83</text:p></table:table-cell><table:table-cell table:style-name="Tabelle1.A2" table:number-columns-spanned="2" office:value-type="string"><text:p text:style-name="P12">84</text:p></table:table-cell><table:covered-table-cell/><table:table-cell table:style-name="Tabelle1.F2" table:number-columns-spanned="2" office:value-type="string"><text:p text:style-name="P12">85</text:p></table:table-cell><table:covered-table-cell/></table:table-row><table:table-row table:style-name="Tabelle1.1"><table:table-cell table:style-name="Tabelle1.A2" office:value-type="string"><text:p text:style-name="P12">91</text:p></table:table-cell><table:table-cell table:style-name="Tabelle1.A2" office:value-type="string"><text:p text:style-name="P12">92</text:p></table:table-cell><table:table-cell table:style-name="Tabelle1.A2" office:value-type="string"><text:p text:style-name="P12">93</text:p></table:table-cell><table:table-cell table:style-name="Tabelle1.A2" table:number-columns-spanned="2" office:value-type="string"><text:p text:style-name="P12">94</text:p></table:table-cell><table:covered-table-cell/><table:table-cell table:style-name="Tabelle1.F2" table:number-columns-spanned="2" office:value-type="string"><text:p text:style-name="P12">95</text:p></table:table-cell><table:covered-table-cell/></table:table-row><table:table-row table:style-name="Tabelle1.1"><table:table-cell table:style-name="Tabelle1.A2" office:value-type="string"><text:p text:style-name="P12"/></table:table-cell><table:table-cell table:style-name="Tabelle1.A2" office:value-type="string"><text:p text:style-name="P12">102</text:p></table:table-cell><table:table-cell table:style-name="Tabelle1.A2" office:value-type="string"><text:p text:style-name="P12">103</text:p></table:table-cell><table:table-cell table:style-name="Tabelle1.A2" table:number-columns-spanned="2" office:value-type="string"><text:p text:style-name="P12">104</text:p></table:table-cell><table:covered-table-cell/><table:table-cell table:style-name="Tabelle1.F10" table:number-columns-spanned="2" office:value-type="float" office:value="105"><text:p text:style-name="P12">105</text:p></table:table-cell><table:covered-table-cell/></table:table-row></table:table></draw:text-box></draw:frame>Zahlenwerte der verschiedenen Tasten</text:p>
      <text:p text:style-name="P11"><text:soft-page-break/>12.) Der If-Befehl</text:p>
      <text:list xml:id="list2027209706825819845" text:style-name="L12">
        <text:list-item>
          <text:p text:style-name="P27">PRGM→1</text:p>
        </text:list-item>
        <text:list-item>
          <text:p text:style-name="P27"><text:span text:style-name="T1">:If </text:span><text:span text:style-name="T3">Bedingung</text:span></text:p>
        </text:list-item>
        <text:list-item>
          <text:p text:style-name="P27"><text:span text:style-name="T1">:</text:span><text:span text:style-name="T3">Befehl, wenn Bedingung wahr</text:span></text:p>
        </text:list-item>
        <text:list-item>
          <text:p text:style-name="P27"><text:span text:style-name="T1">:</text:span><text:span text:style-name="T3">Befehl</text:span></text:p>
        </text:list-item>
        <text:list-item>
          <text:p text:style-name="P27"><text:span text:style-name="T1">lässt den </text:span><text:span text:style-name="T5">nächsten</text:span> Befehl nur ausführen, wenn die Bedingung wahr ist.</text:p>
        </text:list-item>
      </text:list>
      <text:p text:style-name="P10"/>
      <text:p text:style-name="P11">13.) Der Return-Befehl</text:p>
      <text:list xml:id="list7282171694026613176" text:style-name="L13">
        <text:list-item>
          <text:p text:style-name="P28">PRGM→ALPHA→[E]</text:p>
        </text:list-item>
        <text:list-item>
          <text:p text:style-name="P28"><text:span text:style-name="T1">beendet das Unterprogramm. Das Programm </text:span>läuft nun an dem Befehl im Hautprogramm weiter, der nach dem Aufrufen des Unterprogramms steht.</text:p>
        </text:list-item>
      </text:list>
      <text:p text:style-name="P10"/>
      <text:p text:style-name="P11">14.) Der Input-Befehl</text:p>
      <text:list xml:id="list7664669559953504614" text:style-name="L14">
        <text:list-item>
          <text:p text:style-name="P29">PRGM→ENTER</text:p>
        </text:list-item>
        <text:list-item>
          <text:p text:style-name="P29"><text:span text:style-name="T1">:Input [</text:span><text:span text:style-name="T3">Text</text:span>,]Variable</text:p>
        </text:list-item>
        <text:list-item>
          <text:p text:style-name="P29"><text:span text:style-name="T1">zeigt einen bis zu 16 Zeichen langen </text:span><text:span text:style-name="T3">Text</text:span> an und fragt den Wert einer <text:span text:style-name="T3">Variablen</text:span> ab.</text:p>
        </text:list-item>
      </text:list>
      <text:p text:style-name="P10"/>
      <text:p text:style-name="P11">15.)Der If-Then-End-Befehl</text:p>
      <text:list xml:id="list3781894712139063312" text:style-name="L15">
        <text:list-item>
          <text:p text:style-name="P30">PRGM→2 [=Then]</text:p>
        </text:list-item>
        <text:list-item>
          <text:p text:style-name="P30"><text:span text:style-name="T1">:If </text:span><text:span text:style-name="T3">Bedingung</text:span></text:p>
        </text:list-item>
        <text:list-item>
          <text:p text:style-name="P30">:Then</text:p>
        </text:list-item>
        <text:list-item>
          <text:p text:style-name="P30"><text:span text:style-name="T1">:</text:span><text:span text:style-name="T3">Befehlsguppe</text:span></text:p>
        </text:list-item>
        <text:list-item>
          <text:p text:style-name="P30">:End</text:p>
        </text:list-item>
        <text:list-item>
          <text:p text:style-name="P30"><text:span text:style-name="T1">führt eine </text:span><text:span text:style-name="T3">Befehls</text:span><text:span text:style-name="T4">gruppe</text:span>, die zwischen Then und End steht, aus, wenn die nach If stehende Bedingung wahr ist.</text:p>
        </text:list-item>
      </text:list>
      <text:p text:style-name="P10"/>
      <text:p text:style-name="P2"><text:span text:style-name="T6">Eine ausführliche Anleitung zum Programmieren des TI-84 Puls findet man im 16. Kapitel des <text:s text:c="3"/></text:span><text:span text:style-name="T9">TI-84 Plus/ TI-84 Plus Silver Edition guidebooks</text:span><text:span text:style-name="T6">. Dieses kann man auf folgender Internetseite herunterladen:</text:span></text:p>
      <text:p text:style-name="Text_20_body"><text:a xlink:type="simple" xlink:href="http://education.ti.com/en/us/guidebook/details/de/C4D11EB6D86B47D19CD768E54A967441/84p" text:style-name="Internet_20_link" text:visited-style-name="Visited_20_Internet_20_Link"><text:span text:style-name="T10">http://education.ti.com/en/us/guidebook/details/de/C4D11EB6D86B47D19CD768E54A967441/84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e6e6e6">
        <style:background-image/>
      </style:paragraph-properties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grammieren auf dem TI-84 Plus (Projekt von Julian Hauck)</text:p>
      </style:header>
    </style:master-page>
    <style:master-page style:name="Left_20_Page" style:display-name="Lef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23T15:58:58.69</meta:creation-date>
    <dc:date>2017-03-28T19:51:12.69</dc:date>
    <meta:editing-duration>PT4H7M19S</meta:editing-duration>
    <meta:editing-cycles>17</meta:editing-cycles>
    <meta:generator>OpenOffice/4.1.3$Win32 OpenOffice.org_project/413m1$Build-9783</meta:generator>
    <meta:print-date>2014-07-23T19:58:36.39</meta:print-date>
    <meta:document-statistic meta:table-count="1" meta:image-count="0" meta:object-count="0" meta:page-count="3" meta:paragraph-count="121" meta:word-count="458" meta:character-count="2759"/>
    <dc:creator>Julian Hauck</dc:creator>
  </office:meta>
</office:document-meta>
</file>